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fd3fe" officeooo:paragraph-rsid="000fd3fe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fd3fe" officeooo:paragraph-rsid="000fd3fe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bold" officeooo:rsid="00102c37" officeooo:paragraph-rsid="00102c37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02c37" officeooo:paragraph-rsid="00102c37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19296" officeooo:paragraph-rsid="00119296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50992" officeooo:paragraph-rsid="00150992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4ee1" officeooo:paragraph-rsid="00184ee1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name-complex="Times New Roman1" style:font-size-complex="14pt"/>
    </style:style>
    <style:style style:name="P10" style:family="paragraph" style:parent-style-name="Standard">
      <style:text-properties style:font-name="Times New Roman" fo:font-size="14pt" fo:font-weight="bold" officeooo:paragraph-rsid="000fd3fe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d3fe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paragraph-rsid="000fd3fe" style:font-size-asian="14pt" style:font-name-complex="Times New Roman1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fd3fe" officeooo:paragraph-rsid="000fd3fe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02c37" officeooo:paragraph-rsid="00102c37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19296" officeooo:paragraph-rsid="00119296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50992" officeooo:paragraph-rsid="00150992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84ee1" officeooo:paragraph-rsid="00184ee1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cf577" officeooo:paragraph-rsid="001cf577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9b085" officeooo:paragraph-rsid="0019b085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type="double" style:text-underline-width="auto" style:text-underline-color="font-color" fo:font-weight="normal" officeooo:rsid="00150992" officeooo:paragraph-rsid="00119296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style:text-underline-style="none" fo:font-weight="bold" officeooo:rsid="001687f8" officeooo:paragraph-rsid="001687f8" style:font-size-asian="14pt" style:font-weight-asian="bold" style:font-name-complex="Times New Roman1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monospace" fo:font-size="14pt" style:text-underline-style="none" fo:font-weight="normal" officeooo:rsid="001687f8" officeooo:paragraph-rsid="001687f8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officeooo:paragraph-rsid="000fd3fe" style:font-name-asian="Times New Roman1" style:font-name-complex="Times New Roman1"/>
    </style:style>
    <style:style style:name="P2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0fd3fe"/>
    </style:style>
    <style:style style:name="P27" style:family="paragraph" style:parent-style-name="Standard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.423cm" loext:contextual-spacing="false" fo:line-height="100%"/>
      <style:text-properties fo:color="#000000" style:font-name="Times New Roman" fo:font-size="14pt" officeooo:paragraph-rsid="000fd3fe" style:font-name-asian="Times New Roman1" style:font-size-asian="14pt" style:font-name-complex="Times New Roman1" style:font-size-complex="14pt"/>
    </style:style>
    <style:style style:name="P29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officeooo:paragraph-rsid="000fd3fe" style:font-size-asian="14pt" style:font-name-complex="Times New Roman1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cad1" officeooo:paragraph-rsid="001fcad1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Times New Roman" fo:font-size="14pt" fo:font-weight="normal" officeooo:rsid="001fcad1" officeooo:paragraph-rsid="001fcad1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style:font-name="Times New Roman" fo:font-size="14pt" officeooo:rsid="001cf577" style:font-name-asian="Times New Roman1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officeooo:rsid="0022251e" style:font-name-asian="Times New Roman1" style:font-size-asian="14pt" style:font-name-complex="Times New Roman1" style:font-size-complex="14pt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officeooo:rsid="0004142a"/>
    </style:style>
    <style:style style:name="T6" style:family="text">
      <style:text-properties officeooo:rsid="00060a97"/>
    </style:style>
    <style:style style:name="T7" style:family="text">
      <style:text-properties officeooo:rsid="00119296"/>
    </style:style>
    <style:style style:name="T8" style:family="text">
      <style:text-properties officeooo:rsid="0014979b"/>
    </style:style>
    <style:style style:name="T9" style:family="text">
      <style:text-properties fo:color="#54ff54" fo:font-weight="bold" fo:background-color="#ffffff" loext:char-shading-value="0"/>
    </style:style>
    <style:style style:name="T10" style:family="text">
      <style:text-properties fo:color="#5454ff" fo:font-weight="bold" fo:background-color="#ffffff" loext:char-shading-value="0"/>
    </style:style>
    <style:style style:name="T11" style:family="text">
      <style:text-properties officeooo:rsid="001e94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Московский Авиационный Институт</text:p>
      <text:p text:style-name="P12">(Национальный Исследовательский Университет)</text:p>
      <text:p text:style-name="P12"/>
      <text:p text:style-name="P12">Факультет информационных технологий и прикладной математики</text:p>
      <text:p text:style-name="P12">Кафедра вычислительной математики и программирования</text:p>
      <text:p text:style-name="P9"/>
      <text:p text:style-name="P9"/>
      <text:p text:style-name="P1">Курсовой проект</text:p>
      <text:p text:style-name="P11">«Операционные системы»</text:p>
      <text:p text:style-name="P10"><text:tab/></text:p>
      <text:p text:style-name="P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pan text:style-name="T1">Студент: </text:span><text:span text:style-name="T2">Симонов Сергей Я</text:span><text:span text:style-name="T3">к</text:span><text:span text:style-name="T2">овлевич</text:span></text:p>
      <text:p text:style-name="P27">Группа: М8О–206Б–18</text:p>
      <text:p text:style-name="P23">Преподаватель: <text:span text:style-name="T5">Миронов Евгений <text:s/>Сергеевич</text:span></text:p>
      <text:p text:style-name="P23">Оценка: __________ </text:p>
      <text:p text:style-name="P23">Дата: __________</text:p>
      <text:p text:style-name="P23">Подпись: __________</text:p>
      <text:p text:style-name="P28"/>
      <text:p text:style-name="P25"/>
      <text:p text:style-name="P25"/>
      <text:p text:style-name="P24">Москва, 20<text:span text:style-name="T6">20</text:span>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3"><text:soft-page-break/></text:p>
      <text:p text:style-name="P1">Содержание</text:p>
      <text:p text:style-name="P13"/>
      <text:p text:style-name="P13"/>
      <text:p text:style-name="P13"/>
      <text:p text:style-name="P13">1. Постановка задачи</text:p>
      <text:p text:style-name="P13">2. Общие сведения о программе</text:p>
      <text:p text:style-name="P13">3. Метод решения и алгоритм</text:p>
      <text:p text:style-name="P13">4. Основные файлы программы</text:p>
      <text:p text:style-name="P13">5. Пример работы</text:p>
      <text:p text:style-name="P13">6. Вывод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><text:soft-page-break/>Общие сведения о программе</text:p>
      <text:p text:style-name="P13"/>
      <text:p text:style-name="P13"/>
      <text:p text:style-name="P13"/>
      <text:p text:style-name="P13">Необходимо написать 3-и программы. Далее будем обозначать их программы A, B, C соответственно. А принимает из стандартного потока ввода строки, а далее их отправляет программе С. Отправка строк должна производиться построчно. Программа С печатает в стандартный вывод полученную строку от программы А. После получения программа С отправляет программе А сообщение о том, что строка получена. До тех пор, пока строка А не примет «сообщение о получении строки» от программы С, она не может отправлять следующую строку программе С.</text:p>
      <text:p text:style-name="P13">Программа В пишет в стандартный поток вывода количество отправленных символов программой А и количество принятых символов программой С. Данную информацию программа В получает от программ А и С соответственно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"/>
      <text:p text:style-name="P5"><text:soft-page-break/>Метод решения и алгоритм</text:p>
      <text:p text:style-name="P5"/>
      <text:p text:style-name="P4"/>
      <text:p text:style-name="P13"/>
      <text:p text:style-name="P14">Метод решения довольно прост: использовать разделяемую память, отображение файла в память и семафоры. </text:p>
      <text:p text:style-name="P14"/>
      <text:p text:style-name="P14"/>
      <text:p text:style-name="P14">1. Программа <text:span text:style-name="T7">А</text:span> создает необходимые семафоры, объект разделяемой памяти, отображает <text:span text:style-name="T11">3</text:span>00 байт в память. Считывает строку со стандартного потока, затем выполняет системный вызов создает дочерний процесс.</text:p>
      <text:p text:style-name="P14"/>
      <text:p text:style-name="P15">2. Дочерний процесс в свою очередь создает еще один процесс, <text:s/>который запускает программу В, для подсчета длины строки, <text:s/>переданной программой А.</text:p>
      <text:p text:style-name="P15"/>
      <text:p text:style-name="P15">3. После выполнения процесса В, выполняется процесс С, в котором тоже присутствует системный вызов для создания дочернего процесса В.</text:p>
      <text:p text:style-name="P15"/>
      <text:p text:style-name="P15">4. Процесс В считает длину строки, полученной программой С.</text:p>
      <text:p text:style-name="P15"/>
      <text:p text:style-name="P15">5. Процесс А ждет завершения дочерних процессов, после чего считывает новую строку со стандартного потока.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/>
      <text:p text:style-name="P6"><text:soft-page-break/>Основные файлы</text:p>
      <text:p text:style-name="P6"/>
      <text:p text:style-name="P18">a.c</text:p>
      <text:p text:style-name="P18"/>
      <text:p text:style-name="P18">#include &lt;stdio.h&gt;</text:p>
      <text:p text:style-name="P18">#include &lt;stdlib.h&gt;</text:p>
      <text:p text:style-name="P18">#include &lt;sys/types.h&gt;</text:p>
      <text:p text:style-name="P18">#include &lt;sys/stat.h&gt;</text:p>
      <text:p text:style-name="P18">#include &lt;sys/wait.h&gt;</text:p>
      <text:p text:style-name="P18">#include &lt;fcntl.h&gt;</text:p>
      <text:p text:style-name="P18">#include &lt;string.h&gt;</text:p>
      <text:p text:style-name="P18">#include &lt;unistd.h&gt;</text:p>
      <text:p text:style-name="P18">#include &lt;semaphore.h&gt;</text:p>
      <text:p text:style-name="P18">#include &lt;sys/mman.h&gt;</text:p>
      <text:p text:style-name="P18"/>
      <text:p text:style-name="P18">#define BUF_SIZE 300</text:p>
      <text:p text:style-name="P18">#define SHARED_MEMORY_NAME "/shm_file"</text:p>
      <text:p text:style-name="P18">#define FIRST_SEM "/sem1"</text:p>
      <text:p text:style-name="P18">#define SECOND_SEM "/sem2"</text:p>
      <text:p text:style-name="P18">#define THIRD_SEM "/sem3"</text:p>
      <text:p text:style-name="P18"/>
      <text:p text:style-name="P18">int main() {</text:p>
      <text:p text:style-name="P18"/>
      <text:p text:style-name="P18"><text:tab/>int fd_shm;</text:p>
      <text:p text:style-name="P18"><text:tab/>char* shmem;</text:p>
      <text:p text:style-name="P18"><text:tab/>char* tmp = (char*)malloc(sizeof(char) * BUF_SIZE);</text:p>
      <text:p text:style-name="P18"><text:tab/>char* buf_size = (char*)malloc(sizeof(char) * 10);</text:p>
      <text:p text:style-name="P18"/>
      <text:p text:style-name="P18"><text:tab/>sem_t* sem1 = sem_open(FIRST_SEM, O_CREAT, 0660, 0);</text:p>
      <text:p text:style-name="P18"><text:tab/>sem_t* sem2 = sem_open(SECOND_SEM, O_CREAT, 0660, 0);</text:p>
      <text:p text:style-name="P18"><text:tab/>sem_t* sem3 = sem_open(THIRD_SEM, O_CREAT, 0660, 0);</text:p>
      <text:p text:style-name="P18"><text:tab/>if (sem1 == SEM_FAILED || sem2 == SEM_FAILED || sem3 == SEM_FAILED) {</text:p>
      <text:p text:style-name="P18"><text:tab/><text:tab/>perror("ошибка создания семафоров в программ 'a'\n");</text:p>
      <text:p text:style-name="P18"><text:tab/><text:tab/>exit(1);</text:p>
      <text:p text:style-name="P18"><text:tab/>}</text:p>
      <text:p text:style-name="P18"/>
      <text:p text:style-name="P18"><text:tab/>if (shm_unlink(SHARED_MEMORY_NAME) == -1) {</text:p>
      <text:p text:style-name="P18"><text:tab/><text:tab/>perror("ошибка shm_unlink\n");</text:p>
      <text:p text:style-name="P18"><text:tab/><text:tab/>exit(1);</text:p>
      <text:p text:style-name="P18"><text:tab/>}</text:p>
      <text:p text:style-name="P18"/>
      <text:p text:style-name="P18"><text:tab/>if ((fd_shm = shm_open(SHARED_MEMORY_NAME, O_RDWR | O_CREAT | O_EXCL, 0660)) == -1) {</text:p>
      <text:p text:style-name="P18"><text:tab/><text:tab/>perror("ощибка shm_open в программе 'a'\n");</text:p>
      <text:p text:style-name="P18"><text:soft-page-break/><text:tab/><text:tab/>exit(1);</text:p>
      <text:p text:style-name="P18"><text:tab/>}</text:p>
      <text:p text:style-name="P18"/>
      <text:p text:style-name="P18"><text:tab/>if (ftruncate(fd_shm, BUF_SIZE) == -1) {</text:p>
      <text:p text:style-name="P18"><text:tab/><text:tab/>perror("ошибка ftruncate в программе 'a'\n");</text:p>
      <text:p text:style-name="P18"><text:tab/><text:tab/>exit(-1);</text:p>
      <text:p text:style-name="P18"><text:tab/>}</text:p>
      <text:p text:style-name="P18"/>
      <text:p text:style-name="P18"><text:tab/>shmem = (char*)mmap(NULL, BUF_SIZE, PROT_WRITE | PROT_READ, MAP_SHARED, fd_shm, 0);</text:p>
      <text:p text:style-name="P18"/>
      <text:p text:style-name="P18"><text:tab/>sprintf(buf_size, "%d", BUF_SIZE);</text:p>
      <text:p text:style-name="P18"/>
      <text:p text:style-name="P18"><text:tab/>char* argv[] = { buf_size, SHARED_MEMORY_NAME, SECOND_SEM, THIRD_SEM, NULL };</text:p>
      <text:p text:style-name="P18"/>
      <text:p text:style-name="P18"><text:s text:c="2"/><text:tab/>while (scanf ("%s", tmp)) {</text:p>
      <text:p text:style-name="P18"/>
      <text:p text:style-name="P18"><text:s text:c="2"/><text:tab/><text:tab/>pid_t p = fork();</text:p>
      <text:p text:style-name="P18"><text:s text:c="2"/><text:tab/><text:tab/>if (p == 0) {</text:p>
      <text:p text:style-name="P18"><text:s text:c="2"/><text:tab/><text:tab/><text:tab/><text:tab/>pid_t p_1 = fork();</text:p>
      <text:p text:style-name="P18"><text:s text:c="2"/><text:tab/><text:tab/><text:tab/><text:tab/>if (p_1 == 0) {</text:p>
      <text:p text:style-name="P18"><text:s text:c="2"/><text:tab/><text:tab/><text:tab/><text:tab/><text:tab/>sem_wait(sem1);</text:p>
      <text:p text:style-name="P18"><text:s text:c="2"/><text:tab/><text:tab/><text:tab/><text:tab/><text:tab/>printf("программа a взяла:\n");</text:p>
      <text:p text:style-name="P18"><text:s text:c="2"/><text:tab/><text:tab/><text:tab/><text:tab/><text:tab/>if (execve("./b.out", argv, NULL) == -1) {</text:p>
      <text:p text:style-name="P18"><text:s text:c="2"/><text:tab/><text:tab/><text:tab/><text:tab/><text:tab/><text:tab/>perror("не уладось выаолнить программу 'a'\n");</text:p>
      <text:p text:style-name="P18"><text:s text:c="2"/><text:tab/><text:tab/><text:tab/><text:tab/><text:tab/>}</text:p>
      <text:p text:style-name="P18"><text:s text:c="2"/><text:tab/><text:tab/><text:tab/><text:tab/>} else if (p_1 &gt; 0) {</text:p>
      <text:p text:style-name="P18"><text:s text:c="2"/><text:tab/><text:tab/><text:tab/><text:tab/><text:tab/>sem_wait(sem3);</text:p>
      <text:p text:style-name="P18"><text:tab/><text:tab/><text:tab/><text:tab/><text:tab/>if (execve("./c.out", argv, NULL) == -1) {</text:p>
      <text:p text:style-name="P18"><text:tab/><text:tab/><text:tab/><text:tab/><text:tab/><text:tab/>perror("не удалось выполнить программу 'a'\n");</text:p>
      <text:p text:style-name="P18"><text:tab/><text:tab/><text:tab/><text:tab/><text:tab/>}</text:p>
      <text:p text:style-name="P18"><text:s text:c="2"/><text:tab/><text:tab/><text:tab/><text:tab/>}</text:p>
      <text:p text:style-name="P18"><text:tab/><text:tab/>} else if (p &gt; 0) {</text:p>
      <text:p text:style-name="P18"><text:tab/><text:tab/><text:tab/></text:p>
      <text:p text:style-name="P18"><text:tab/><text:tab/><text:tab/>sprintf(shmem, "%s", tmp);</text:p>
      <text:p text:style-name="P18"><text:s text:c="2"/><text:tab/><text:tab/><text:tab/>sem_post(sem1);</text:p>
      <text:p text:style-name="P18"><text:s text:c="2"/><text:tab/><text:tab/><text:tab/>sem_wait(sem2);</text:p>
      <text:p text:style-name="P18"><text:s text:c="2"/><text:tab/><text:tab/><text:tab/>printf("\n");</text:p>
      <text:p text:style-name="P18"><text:tab/><text:tab/>}<text:tab/></text:p>
      <text:p text:style-name="P18"><text:s text:c="2"/><text:tab/>}</text:p>
      <text:p text:style-name="P18"><text:s text:c="2"/><text:tab/></text:p>
      <text:p text:style-name="P18"><text:s text:c="2"/><text:tab/>sem_unlink(FIRST_SEM);</text:p>
      <text:p text:style-name="P18"><text:tab/>sem_unlink(SECOND_SEM);</text:p>
      <text:p text:style-name="P18"><text:tab/>sem_unlink(THIRD_SEM);</text:p>
      <text:p text:style-name="P18"><text:soft-page-break/><text:tab/>sem_close(sem1);</text:p>
      <text:p text:style-name="P18"><text:tab/>sem_close(sem2);</text:p>
      <text:p text:style-name="P18"><text:tab/>sem_close(sem3);</text:p>
      <text:p text:style-name="P18"><text:tab/>close(fd_shm);</text:p>
      <text:p text:style-name="P18">}</text:p>
      <text:p text:style-name="P18"/>
      <text:p text:style-name="P18">b.c</text:p>
      <text:p text:style-name="P18"/>
      <text:p text:style-name="P18">#include &lt;stdio.h&gt;</text:p>
      <text:p text:style-name="P18">#include &lt;stdlib.h&gt;</text:p>
      <text:p text:style-name="P18">#include &lt;sys/types.h&gt;</text:p>
      <text:p text:style-name="P18">#include &lt;sys/stat.h&gt;</text:p>
      <text:p text:style-name="P18">#include &lt;sys/wait.h&gt;</text:p>
      <text:p text:style-name="P18">#include &lt;fcntl.h&gt;</text:p>
      <text:p text:style-name="P18">#include &lt;string.h&gt;</text:p>
      <text:p text:style-name="P18">#include &lt;unistd.h&gt;</text:p>
      <text:p text:style-name="P18">#include &lt;semaphore.h&gt;</text:p>
      <text:p text:style-name="P18">#include &lt;sys/mman.h&gt;</text:p>
      <text:p text:style-name="P18"/>
      <text:p text:style-name="P18">int main(int argc, <text:s/>char const * argv[]) {</text:p>
      <text:p text:style-name="P18"><text:tab/>if (argc &lt; 2) {</text:p>
      <text:p text:style-name="P18"><text:tab/><text:tab/>perror("слишком мало переданно аргументов программе 'b'\n");</text:p>
      <text:p text:style-name="P18"><text:tab/><text:tab/>exit(1);</text:p>
      <text:p text:style-name="P18"><text:tab/>}</text:p>
      <text:p text:style-name="P18"/>
      <text:p text:style-name="P18"><text:tab/>int buf_size = atoi(argv[0]);</text:p>
      <text:p text:style-name="P18"><text:tab/>char const* shared_memory_name = argv[1];</text:p>
      <text:p text:style-name="P18"><text:tab/>char const* sem3_name = argv[3];</text:p>
      <text:p text:style-name="P18"><text:tab/>int fd_shm;</text:p>
      <text:p text:style-name="P18"/>
      <text:p text:style-name="P18"><text:tab/>if ((fd_shm = shm_open(shared_memory_name, O_RDWR , 0660)) == -1) {</text:p>
      <text:p text:style-name="P18"><text:tab/><text:tab/>perror("ошибка работы shm_open в программе 'b'\n");</text:p>
      <text:p text:style-name="P18"><text:tab/><text:tab/>exit(1);</text:p>
      <text:p text:style-name="P18"><text:tab/>}</text:p>
      <text:p text:style-name="P18"/>
      <text:p text:style-name="P18"><text:tab/>sem_t* sem3 = sem_open(sem3_name, 0,0,0);</text:p>
      <text:p text:style-name="P18"><text:tab/>if (sem3 == SEM_FAILED) {</text:p>
      <text:p text:style-name="P18"><text:tab/><text:tab/>perror("ошибка работы sem3 в программе 'b'\n");</text:p>
      <text:p text:style-name="P18"><text:tab/><text:tab/>exit(1);</text:p>
      <text:p text:style-name="P18"><text:tab/>}</text:p>
      <text:p text:style-name="P18"/>
      <text:p text:style-name="P18"><text:tab/>char* shmem = (char*)mmap(NULL, buf_size, PROT_WRITE | PROT_READ, MAP_SHARED, fd_shm, 0);</text:p>
      <text:p text:style-name="P18"><text:tab/>int size = strlen(shmem);</text:p>
      <text:p text:style-name="P18"><text:tab/>printf("%d символов\n", size);</text:p>
      <text:p text:style-name="P18"><text:soft-page-break/><text:tab/>sem_post(sem3);</text:p>
      <text:p text:style-name="P18">}</text:p>
      <text:p text:style-name="P18"/>
      <text:p text:style-name="P18">c.c</text:p>
      <text:p text:style-name="P15"/>
      <text:p text:style-name="P15">#include &lt;stdio.h&gt;</text:p>
      <text:p text:style-name="P15">#include &lt;stdlib.h&gt;</text:p>
      <text:p text:style-name="P15">#include &lt;sys/types.h&gt;</text:p>
      <text:p text:style-name="P15">#include &lt;sys/stat.h&gt;</text:p>
      <text:p text:style-name="P15">#include &lt;sys/wait.h&gt;</text:p>
      <text:p text:style-name="P15">#include &lt;fcntl.h&gt;</text:p>
      <text:p text:style-name="P15">#include &lt;string.h&gt;</text:p>
      <text:p text:style-name="P15">#include &lt;unistd.h&gt;</text:p>
      <text:p text:style-name="P15">#include &lt;semaphore.h&gt;</text:p>
      <text:p text:style-name="P15">#include &lt;sys/mman.h&gt;</text:p>
      <text:p text:style-name="P15"/>
      <text:p text:style-name="P15"/>
      <text:p text:style-name="P15">int <text:s/>main(int argc, char* const argv[])</text:p>
      <text:p text:style-name="P15">{</text:p>
      <text:p text:style-name="P15"/>
      <text:p text:style-name="P15"><text:tab/>if (argc &lt; 2) {</text:p>
      <text:p text:style-name="P15"><text:tab/><text:tab/>printf("слишком мало переданно аргументов программе 'c'\n");</text:p>
      <text:p text:style-name="P15"><text:tab/><text:tab/>return 0;</text:p>
      <text:p text:style-name="P15"><text:tab/>}</text:p>
      <text:p text:style-name="P15"/>
      <text:p text:style-name="P15"><text:tab/>int buf_size = atoi(argv[0]);</text:p>
      <text:p text:style-name="P15"><text:tab/>char const* shared_memory_name = argv[1];</text:p>
      <text:p text:style-name="P15"><text:tab/>char const* sem2_name = argv[2];</text:p>
      <text:p text:style-name="P15"><text:tab/>char const* sem3_name = argv[3];</text:p>
      <text:p text:style-name="P15"><text:tab/>int fd_shm;</text:p>
      <text:p text:style-name="P15"/>
      <text:p text:style-name="P15"><text:tab/>if ((fd_shm = shm_open(shared_memory_name, O_RDWR , 0660)) == -1) {</text:p>
      <text:p text:style-name="P15"><text:tab/><text:tab/>perror("ошибка работы shm_open в программе 'c'\n");</text:p>
      <text:p text:style-name="P15"><text:tab/><text:tab/>exit(1);</text:p>
      <text:p text:style-name="P15"><text:tab/>}</text:p>
      <text:p text:style-name="P15"/>
      <text:p text:style-name="P15"><text:tab/>sem_t* sem2 = sem_open(sem2_name, 0,0,0);</text:p>
      <text:p text:style-name="P15"><text:tab/>sem_t* sem3 = sem_open(sem3_name, 0,0,0);</text:p>
      <text:p text:style-name="P15"><text:tab/>if (sem2 == SEM_FAILED || sem3 == SEM_FAILED) {</text:p>
      <text:p text:style-name="P15"><text:tab/><text:tab/>perror("ошибка работы sem2 в программе 'c'\n");</text:p>
      <text:p text:style-name="P15"><text:tab/><text:tab/>exit(1);</text:p>
      <text:p text:style-name="P15"><text:tab/>}</text:p>
      <text:p text:style-name="P15"/>
      <text:p text:style-name="P15"><text:tab/>char* shmem = (char*)mmap(NULL, buf_size, PROT_WRITE | PROT_READ, MAP_SHARED, fd_shm, 0);</text:p>
      <text:p text:style-name="P15"><text:soft-page-break/><text:tab/>pid_t p = fork();</text:p>
      <text:p text:style-name="P15"><text:tab/>if (p == 0) {</text:p>
      <text:p text:style-name="P15"><text:tab/><text:tab/>printf("программа с взяла:\n");</text:p>
      <text:p text:style-name="P15"><text:tab/><text:tab/>if (execve("b.out", argv, NULL) == -1) {</text:p>
      <text:p text:style-name="P15"><text:tab/><text:tab/><text:tab/>perror("ошибка выполнения в программе 'c'\n");</text:p>
      <text:p text:style-name="P15"><text:tab/><text:tab/><text:tab/>exit(1);</text:p>
      <text:p text:style-name="P15"><text:tab/><text:tab/>}</text:p>
      <text:p text:style-name="P15"><text:tab/>} else if (p &gt; 0) {</text:p>
      <text:p text:style-name="P15"><text:tab/><text:tab/>sem_wait(sem3);</text:p>
      <text:p text:style-name="P15"><text:tab/><text:tab/>printf("%s\n", shmem);</text:p>
      <text:p text:style-name="P15"><text:tab/>}</text:p>
      <text:p text:style-name="P15"><text:tab/></text:p>
      <text:p text:style-name="P15"><text:tab/>sem_post(sem2);</text:p>
      <text:p text:style-name="P15">}</text:p>
      <text:p text:style-name="P15"/>
      <text:p text:style-name="P18">makefile</text:p>
      <text:p text:style-name="P18"/>
      <text:p text:style-name="P18">KEYS=-lrt -lpthread</text:p>
      <text:p text:style-name="P18"/>
      <text:p text:style-name="P18">all: a.c c.c</text:p>
      <text:p text:style-name="P18"><text:tab/>gcc a.c -o a.out $(KEYS)</text:p>
      <text:p text:style-name="P18"><text:tab/>gcc c.c -o c.out $(KEYS)</text:p>
      <text:p text:style-name="P18"><text:tab/>gcc b.c -o b.out $(KEYS)</text:p>
      <text:p text:style-name="P18">a: a.c</text:p>
      <text:p text:style-name="P18"><text:tab/>gcc a.c -o a.out $(KEYS)</text:p>
      <text:p text:style-name="P18">b: b.c</text:p>
      <text:p text:style-name="P18"><text:tab/>gcc b.c -o b.out $(KEYS)</text:p>
      <text:p text:style-name="P18">c: c.c</text:p>
      <text:p text:style-name="P18"><text:tab/>gcc c.c -o c.out $(KEYS)</text:p>
      <text:p text:style-name="P15"/>
      <text:p text:style-name="P15"/>
      <text:p text:style-name="P15"/>
      <text:p text:style-name="P15"/>
      <text:p text:style-name="P15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Пример работы</text:p>
      <text:p text:style-name="P21"/>
      <text:p text:style-name="P22"><text:span text:style-name="T9">sergey@sergey-RedmiBook-14</text:span><text:span text:style-name="T4">:</text:span><text:span text:style-name="T10">~/labs/OS/kp</text:span><text:span text:style-name="T4">$ ./a.out  </text:span><text:line-break/>simonov sergei <text:line-break/>программа a взяла: <text:line-break/>7 символов <text:line-break/>программа с взяла: <text:line-break/>7 символов <text:line-break/>simonov <text:line-break/><text:line-break/>программа a взяла: <text:line-break/>6 символов <text:line-break/>программа с взяла: <text:line-break/>6 символов <text:line-break/>sergei <text:line-break/><text:line-break/>kekv <text:line-break/>программа a взяла: <text:line-break/>4 символов <text:line-break/>программа с взяла: <text:line-break/>4 символов <text:line-break/>kekv<text:line-break/></text:p>
      <text:p text:style-name="P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8"/>
      <text:p text:style-name="P8"><text:soft-page-break/>Вывод</text:p>
      <text:p text:style-name="P19"/>
      <text:p text:style-name="P30">При написании курсового проекта мною были задействованы следующие методы:</text:p>
      <text:list xml:id="list1345557239" text:style-name="L1">
        <text:list-item>
          <text:p text:style-name="P31">разделение памяти</text:p>
        </text:list-item>
        <text:list-item>
          <text:p text:style-name="P31">отображение файла в память</text:p>
        </text:list-item>
        <text:list-item>
          <text:p text:style-name="P31">семафоры</text:p>
        </text:list-item>
      </text:list>
      <text:p text:style-name="P30">Основную сложность при выполнении задания, составила реализация ранее придуманного алгоритма. Итак, все выше перечисленные методы найдут свое применение в многопоточном программировании. 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23:23:04.236739331</meta:creation-date>
    <dc:date>2020-10-21T17:55:54.399884787</dc:date>
    <meta:editing-duration>PT51M4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1" meta:paragraph-count="209" meta:word-count="926" meta:character-count="6934" meta:non-whitespace-character-count="5938"/>
  </office:meta>
</office:document-meta>
</file>